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fo:text-align="justify" style:justify-single-word="false"/>
    </style:style>
    <style:style style:name="P3" style:family="paragraph" style:parent-style-name="Text_20_body">
      <style:paragraph-properties fo:line-height="100%" fo:text-align="justify" style:justify-single-word="false"/>
      <style:text-properties officeooo:paragraph-rsid="00281d88"/>
    </style:style>
    <style:style style:name="P4" style:family="paragraph" style:parent-style-name="Text_20_body">
      <style:paragraph-properties fo:line-height="100%" fo:text-align="justify" style:justify-single-word="false"/>
      <style:text-properties officeooo:paragraph-rsid="0029a19f"/>
    </style:style>
    <style:style style:name="P5" style:family="paragraph" style:parent-style-name="Text_20_body">
      <style:paragraph-properties fo:line-height="100%" fo:text-align="justify" style:justify-single-word="false"/>
      <style:text-properties officeooo:paragraph-rsid="002a76b4"/>
    </style:style>
    <style:style style:name="P6" style:family="paragraph" style:parent-style-name="Text_20_body">
      <style:paragraph-properties fo:line-height="100%" fo:text-align="justify" style:justify-single-word="false"/>
      <style:text-properties officeooo:paragraph-rsid="002c97b4"/>
    </style:style>
    <style:style style:name="P7" style:family="paragraph" style:parent-style-name="Text_20_body">
      <style:paragraph-properties fo:line-height="100%" fo:text-align="justify" style:justify-single-word="false"/>
      <style:text-properties officeooo:paragraph-rsid="0041bc71"/>
    </style:style>
    <style:style style:name="P8" style:family="paragraph" style:parent-style-name="Text_20_body">
      <style:paragraph-properties fo:line-height="100%"/>
      <style:text-properties style:font-name="Courier 10 Pitch" fo:font-size="11pt" style:font-size-asian="11pt" style:font-size-complex="11pt"/>
    </style:style>
    <style:style style:name="P9" style:family="paragraph" style:parent-style-name="Text_20_body">
      <style:paragraph-properties fo:line-height="100%" fo:text-align="justify" style:justify-single-word="false"/>
      <style:text-properties style:font-name="Courier 10 Pitch" fo:font-size="11pt" style:font-size-asian="11pt" style:font-size-complex="11pt"/>
    </style:style>
    <style:style style:name="P10" style:family="paragraph" style:parent-style-name="Text_20_body">
      <style:paragraph-properties fo:line-height="100%" fo:text-align="justify" style:justify-single-word="false"/>
      <style:text-properties fo:color="#000000" style:font-name="Courier 10 Pitch" fo:font-size="11pt" officeooo:rsid="001d18a5" officeooo:paragraph-rsid="001d18a5" style:font-size-asian="11pt" style:font-size-complex="11pt"/>
    </style:style>
    <style:style style:name="P11" style:family="paragraph" style:parent-style-name="Text_20_body">
      <style:paragraph-properties fo:line-height="100%" fo:text-align="justify" style:justify-single-word="false"/>
      <style:text-properties fo:color="#000000" style:font-name="Courier 10 Pitch" fo:font-size="16pt" fo:font-weight="normal" officeooo:rsid="00244d4e" officeooo:paragraph-rsid="00244d4e" style:font-size-asian="16pt" style:font-weight-asian="normal" style:font-size-complex="16pt" style:font-weight-complex="normal"/>
    </style:style>
    <style:style style:name="P12" style:family="paragraph" style:parent-style-name="Text_20_body">
      <style:paragraph-properties fo:line-height="100%" fo:text-align="justify" style:justify-single-word="false"/>
      <style:text-properties officeooo:rsid="0056f7f8" officeooo:paragraph-rsid="0056f7f8"/>
    </style:style>
    <style:style style:name="P13" style:family="paragraph" style:parent-style-name="Text_20_body">
      <style:paragraph-properties fo:margin-top="0cm" fo:margin-bottom="0.499cm" loext:contextual-spacing="false" fo:line-height="100%" fo:text-align="justify" style:justify-single-word="false"/>
      <style:text-properties officeooo:paragraph-rsid="002e58b4"/>
    </style:style>
    <style:style style:name="P14" style:family="paragraph" style:parent-style-name="Text_20_body">
      <style:paragraph-properties fo:margin-top="0cm" fo:margin-bottom="0.499cm" loext:contextual-spacing="false" fo:line-height="100%" fo:text-align="justify" style:justify-single-word="false"/>
      <style:text-properties officeooo:paragraph-rsid="00311a1f"/>
    </style:style>
    <style:style style:name="P15" style:family="paragraph" style:parent-style-name="Preformatted_20_Text">
      <style:paragraph-properties fo:margin-top="0cm" fo:margin-bottom="0.499cm" loext:contextual-spacing="false" fo:line-height="100%"/>
    </style:style>
    <style:style style:name="P16" style:family="paragraph" style:parent-style-name="Preformatted_20_Text">
      <style:paragraph-properties fo:margin-top="0cm" fo:margin-bottom="0.499cm" loext:contextual-spacing="false" fo:line-height="100%" fo:text-align="justify" style:justify-single-word="false"/>
    </style:style>
    <style:style style:name="P17" style:family="paragraph" style:parent-style-name="Preformatted_20_Text">
      <style:paragraph-properties fo:margin-top="0cm" fo:margin-bottom="0.499cm" loext:contextual-spacing="false" fo:line-height="100%" fo:text-align="justify" style:justify-single-word="false"/>
      <style:text-properties officeooo:paragraph-rsid="002c97b4"/>
    </style:style>
    <style:style style:name="P18" style:family="paragraph" style:parent-style-name="Preformatted_20_Text">
      <style:paragraph-properties fo:margin-top="0cm" fo:margin-bottom="0.499cm" loext:contextual-spacing="false" fo:line-height="100%" fo:text-align="justify" style:justify-single-word="false"/>
      <style:text-properties officeooo:paragraph-rsid="002e58b4"/>
    </style:style>
    <style:style style:name="P19" style:family="paragraph" style:parent-style-name="Preformatted_20_Text">
      <style:paragraph-properties fo:margin-top="0cm" fo:margin-bottom="0.499cm" loext:contextual-spacing="false" fo:line-height="100%" fo:text-align="justify" style:justify-single-word="false"/>
      <style:text-properties officeooo:paragraph-rsid="00311a1f"/>
    </style:style>
    <style:style style:name="P20" style:family="paragraph" style:parent-style-name="Preformatted_20_Text">
      <style:paragraph-properties fo:margin-top="0cm" fo:margin-bottom="0.499cm" loext:contextual-spacing="false" fo:line-height="100%" fo:text-align="justify" style:justify-single-word="false"/>
      <style:text-properties officeooo:paragraph-rsid="0031d329"/>
    </style:style>
    <style:style style:name="P21" style:family="paragraph" style:parent-style-name="Preformatted_20_Text">
      <style:paragraph-properties fo:margin-top="0cm" fo:margin-bottom="0.499cm" loext:contextual-spacing="false" fo:line-height="100%" fo:text-align="justify" style:justify-single-word="false"/>
      <style:text-properties officeooo:paragraph-rsid="0040646b"/>
    </style:style>
    <style:style style:name="P22" style:family="paragraph" style:parent-style-name="Preformatted_20_Text">
      <style:paragraph-properties fo:margin-top="0cm" fo:margin-bottom="0.499cm" loext:contextual-spacing="false" fo:line-height="100%" fo:text-align="justify" style:justify-single-word="false"/>
      <style:text-properties officeooo:paragraph-rsid="0041bc71"/>
    </style:style>
    <style:style style:name="P23" style:family="paragraph" style:parent-style-name="Preformatted_20_Text">
      <style:paragraph-properties fo:margin-top="0cm" fo:margin-bottom="0.499cm" loext:contextual-spacing="false" fo:line-height="100%"/>
      <style:text-properties officeooo:paragraph-rsid="0042e046"/>
    </style:style>
    <style:style style:name="P24" style:family="paragraph" style:parent-style-name="Preformatted_20_Text">
      <style:paragraph-properties fo:margin-top="0cm" fo:margin-bottom="0.499cm" loext:contextual-spacing="false" fo:line-height="100%" fo:text-align="justify" style:justify-single-word="false"/>
      <style:text-properties style:font-name="Courier 10 Pitch" fo:font-size="11pt" style:font-size-asian="11pt" style:font-size-complex="11pt"/>
    </style:style>
    <style:style style:name="P25" style:family="paragraph" style:parent-style-name="Preformatted_20_Text">
      <style:paragraph-properties fo:margin-top="0cm" fo:margin-bottom="0.499cm" loext:contextual-spacing="false" fo:line-height="100%" fo:text-align="justify" style:justify-single-word="false"/>
      <style:text-properties style:font-name="Courier 10 Pitch"/>
    </style:style>
    <style:style style:name="P26" style:family="paragraph" style:parent-style-name="Preformatted_20_Text">
      <style:paragraph-properties fo:line-height="100%"/>
    </style:style>
    <style:style style:name="P27" style:family="paragraph" style:parent-style-name="Preformatted_20_Text">
      <style:paragraph-properties fo:line-height="100%" fo:text-align="justify" style:justify-single-word="false"/>
    </style:style>
    <style:style style:name="P28" style:family="paragraph" style:parent-style-name="Preformatted_20_Text">
      <style:paragraph-properties fo:line-height="100%" fo:text-align="justify" style:justify-single-word="false"/>
      <style:text-properties officeooo:paragraph-rsid="00281d88"/>
    </style:style>
    <style:style style:name="P29" style:family="paragraph" style:parent-style-name="Preformatted_20_Text">
      <style:paragraph-properties fo:line-height="100%" fo:text-align="justify" style:justify-single-word="false"/>
      <style:text-properties officeooo:paragraph-rsid="0029a19f"/>
    </style:style>
    <style:style style:name="P30" style:family="paragraph" style:parent-style-name="Preformatted_20_Text">
      <style:paragraph-properties fo:line-height="100%" fo:text-align="justify" style:justify-single-word="false"/>
      <style:text-properties officeooo:paragraph-rsid="002a76b4"/>
    </style:style>
    <style:style style:name="P31" style:family="paragraph" style:parent-style-name="Preformatted_20_Text">
      <style:paragraph-properties fo:line-height="100%" fo:text-align="justify" style:justify-single-word="false"/>
      <style:text-properties officeooo:paragraph-rsid="002c97b4"/>
    </style:style>
    <style:style style:name="P32" style:family="paragraph" style:parent-style-name="Preformatted_20_Text">
      <style:paragraph-properties fo:line-height="100%"/>
      <style:text-properties officeooo:paragraph-rsid="0042e046"/>
    </style:style>
    <style:style style:name="P33" style:family="paragraph" style:parent-style-name="Preformatted_20_Text">
      <style:paragraph-properties fo:line-height="100%"/>
      <style:text-properties style:font-name="Courier 10 Pitch" fo:font-size="11pt" style:font-size-asian="11pt" style:font-size-complex="11pt"/>
    </style:style>
    <style:style style:name="P34" style:family="paragraph" style:parent-style-name="Preformatted_20_Text">
      <style:paragraph-properties fo:line-height="100%" fo:text-align="justify" style:justify-single-word="false"/>
      <style:text-properties style:font-name="Courier 10 Pitch" fo:font-size="11pt" style:font-size-asian="11pt" style:font-size-complex="11pt"/>
    </style:style>
    <style:style style:name="P35" style:family="paragraph" style:parent-style-name="Preformatted_20_Text">
      <style:paragraph-properties fo:line-height="100%" fo:text-align="justify" style:justify-single-word="false"/>
      <style:text-properties style:font-name="Courier 10 Pitch"/>
    </style:style>
    <style:style style:name="P36" style:family="paragraph" style:parent-style-name="Preformatted_20_Text">
      <style:paragraph-properties fo:margin-top="0cm" fo:margin-bottom="0cm" loext:contextual-spacing="false" fo:line-height="100%" fo:text-align="justify" style:justify-single-word="false"/>
      <style:text-properties officeooo:paragraph-rsid="002e58b4"/>
    </style:style>
    <style:style style:name="P37" style:family="paragraph" style:parent-style-name="Standard">
      <style:paragraph-properties fo:margin-top="0cm" fo:margin-bottom="0cm" loext:contextual-spacing="false" fo:line-height="100%" fo:text-align="justify" style:justify-single-word="false"/>
      <style:text-properties officeooo:paragraph-rsid="0040646b"/>
    </style:style>
    <style:style style:name="P38" style:family="paragraph" style:parent-style-name="Standard">
      <style:paragraph-properties fo:margin-top="0cm" fo:margin-bottom="0cm" loext:contextual-spacing="false" fo:line-height="100%" fo:text-align="justify" style:justify-single-word="false"/>
      <style:text-properties officeooo:paragraph-rsid="0041bc71"/>
    </style:style>
    <style:style style:name="P39" style:family="paragraph" style:parent-style-name="Standard">
      <style:paragraph-properties fo:margin-top="0cm" fo:margin-bottom="0cm" loext:contextual-spacing="false" fo:line-height="100%" fo:text-align="justify" style:justify-single-word="false"/>
      <style:text-properties officeooo:paragraph-rsid="0054b895"/>
    </style:style>
    <style:style style:name="P40" style:family="paragraph" style:parent-style-name="Standard">
      <style:paragraph-properties fo:margin-top="0cm" fo:margin-bottom="0cm" loext:contextual-spacing="false" fo:line-height="100%" fo:text-align="justify" style:justify-single-word="false"/>
      <style:text-properties style:font-name="Courier 10 Pitch" fo:font-size="11pt" officeooo:paragraph-rsid="0040646b" style:font-size-asian="11pt" style:font-size-complex="11pt"/>
    </style:style>
    <style:style style:name="P41" style:family="paragraph" style:parent-style-name="Standard">
      <style:paragraph-properties fo:margin-top="0cm" fo:margin-bottom="0cm" loext:contextual-spacing="false" fo:line-height="100%" fo:text-align="justify" style:justify-single-word="false"/>
      <style:text-properties style:font-name="Courier 10 Pitch" fo:font-size="11pt" officeooo:paragraph-rsid="0042e046" style:font-size-asian="11pt" style:font-size-complex="11pt"/>
    </style:style>
    <style:style style:name="P42" style:family="paragraph" style:parent-style-name="Text_20_body">
      <style:paragraph-properties fo:margin-top="0.302cm" fo:margin-bottom="0.302cm" loext:contextual-spacing="false" fo:line-height="100%" fo:text-align="justify" style:justify-single-word="false"/>
      <style:text-properties officeooo:paragraph-rsid="0042e046"/>
    </style:style>
    <style:style style:name="P43" style:family="paragraph" style:parent-style-name="Text_20_body">
      <style:paragraph-properties fo:margin-top="0.302cm" fo:margin-bottom="0.302cm" loext:contextual-spacing="false" fo:line-height="100%" fo:text-align="justify" style:justify-single-word="false"/>
      <style:text-properties style:font-name="Courier 10 Pitch" officeooo:paragraph-rsid="0042e046"/>
    </style:style>
    <style:style style:name="P44" style:family="paragraph" style:parent-style-name="Standard">
      <style:paragraph-properties fo:margin-top="0cm" fo:margin-bottom="0cm" loext:contextual-spacing="false" fo:line-height="100%" fo:text-align="justify" style:justify-single-word="false"/>
      <style:text-properties style:font-name="Courier 10 Pitch" fo:font-size="16pt" officeooo:paragraph-rsid="0054b895" style:font-name-asian="Courier New1" style:font-size-asian="16pt" style:font-name-complex="Courier New1" style:font-size-complex="16pt"/>
    </style:style>
    <style:style style:name="P45" style:family="paragraph" style:parent-style-name="Standard">
      <style:paragraph-properties fo:margin-top="0cm" fo:margin-bottom="0cm" loext:contextual-spacing="false" fo:line-height="100%" fo:text-align="justify" style:justify-single-word="false"/>
      <style:text-properties fo:color="#000000" style:font-name="Courier 10 Pitch" fo:font-size="11pt" officeooo:rsid="0041bc71" officeooo:paragraph-rsid="0054b895" style:font-name-asian="Courier New1" style:font-size-asian="11pt" style:font-name-complex="Courier New1" style:font-size-complex="11pt"/>
    </style:style>
    <style:style style:name="P46" style:family="paragraph" style:parent-style-name="Heading_20_2">
      <style:paragraph-properties fo:line-height="100%" fo:text-align="justify" style:justify-single-word="false"/>
      <style:text-properties style:font-name="Courier 10 Pitch"/>
    </style:style>
    <style:style style:name="P47" style:family="paragraph" style:parent-style-name="Heading_20_2">
      <style:paragraph-properties fo:margin-top="0cm" fo:margin-bottom="0.499cm" loext:contextual-spacing="false" fo:line-height="100%" fo:text-align="justify" style:justify-single-word="false"/>
      <style:text-properties officeooo:paragraph-rsid="002c97b4"/>
    </style:style>
    <style:style style:name="P48" style:family="paragraph" style:parent-style-name="Heading_20_2">
      <style:paragraph-properties fo:margin-top="0cm" fo:margin-bottom="0.499cm" loext:contextual-spacing="false" fo:line-height="100%" fo:text-align="justify" style:justify-single-word="false"/>
      <style:text-properties officeooo:paragraph-rsid="00311a1f"/>
    </style:style>
    <style:style style:name="T1" style:family="text">
      <style:text-properties fo:color="#000000"/>
    </style:style>
    <style:style style:name="T2" style:family="text">
      <style:text-properties fo:color="#000000" style:font-name="Courier 10 Pitch" fo:font-size="11pt" fo:font-weight="normal" officeooo:rsid="00281d88" style:font-size-asian="11pt" style:font-weight-asian="normal" style:font-size-complex="11pt" style:font-weight-complex="normal"/>
    </style:style>
    <style:style style:name="T3" style:family="text">
      <style:text-properties fo:color="#000000" style:font-name="Courier 10 Pitch" fo:font-size="11pt" fo:font-weight="normal" officeooo:rsid="0029a19f" style:font-size-asian="11pt" style:font-weight-asian="normal" style:font-size-complex="11pt" style:font-weight-complex="normal"/>
    </style:style>
    <style:style style:name="T4" style:family="text">
      <style:text-properties fo:color="#000000" style:font-name="Courier 10 Pitch" fo:font-size="11pt" fo:font-weight="normal" officeooo:rsid="002a76b4" style:font-size-asian="11pt" style:font-weight-asian="normal" style:font-size-complex="11pt" style:font-weight-complex="normal"/>
    </style:style>
    <style:style style:name="T5" style:family="text">
      <style:text-properties fo:color="#000000" style:font-name="Courier 10 Pitch" fo:font-size="11pt" fo:font-weight="normal" officeooo:rsid="002c97b4" style:font-size-asian="11pt" style:font-weight-asian="normal" style:font-size-complex="11pt" style:font-weight-complex="normal"/>
    </style:style>
    <style:style style:name="T6" style:family="text">
      <style:text-properties fo:color="#000000" style:font-name="Courier 10 Pitch" fo:font-size="11pt" fo:font-weight="normal" officeooo:rsid="002dd174" style:font-size-asian="11pt" style:font-weight-asian="normal" style:font-size-complex="11pt" style:font-weight-complex="normal"/>
    </style:style>
    <style:style style:name="T7" style:family="text">
      <style:text-properties fo:color="#000000" style:font-name="Courier 10 Pitch" fo:font-size="11pt" fo:font-weight="normal" officeooo:rsid="002e58b4" style:font-size-asian="11pt" style:font-weight-asian="normal" style:font-size-complex="11pt" style:font-weight-complex="normal"/>
    </style:style>
    <style:style style:name="T8" style:family="text">
      <style:text-properties fo:color="#000000" style:font-name="Courier 10 Pitch" fo:font-size="11pt" fo:font-weight="normal" officeooo:rsid="00311a1f" style:font-size-asian="11pt" style:font-weight-asian="normal" style:font-size-complex="11pt" style:font-weight-complex="normal"/>
    </style:style>
    <style:style style:name="T9" style:family="text">
      <style:text-properties fo:color="#000000" style:font-name="Courier 10 Pitch" fo:font-size="11pt" fo:font-weight="normal" officeooo:rsid="0041bc71" style:font-size-asian="11pt" style:font-weight-asian="normal" style:font-size-complex="11pt" style:font-weight-complex="normal"/>
    </style:style>
    <style:style style:name="T10" style:family="text">
      <style:text-properties fo:color="#000000" style:font-name="Courier 10 Pitch" fo:font-size="11pt" fo:font-weight="normal" officeooo:rsid="0042ce1f" style:font-size-asian="11pt" style:font-weight-asian="normal" style:font-size-complex="11pt" style:font-weight-complex="normal"/>
    </style:style>
    <style:style style:name="T11" style:family="text">
      <style:text-properties fo:color="#000000" style:font-name="Courier 10 Pitch" fo:font-size="11pt" fo:font-weight="normal" officeooo:rsid="0042e046" style:font-size-asian="11pt" style:font-weight-asian="normal" style:font-size-complex="11pt" style:font-weight-complex="normal"/>
    </style:style>
    <style:style style:name="T12" style:family="text">
      <style:text-properties fo:color="#000000" style:font-name="Courier 10 Pitch" fo:font-size="11pt" fo:font-weight="normal" officeooo:rsid="00281d88" style:font-size-asian="9.60000038146973pt" style:font-weight-asian="normal" style:font-size-complex="11pt" style:font-weight-complex="normal"/>
    </style:style>
    <style:style style:name="T13" style:family="text">
      <style:text-properties fo:color="#000000" style:font-name="Courier 10 Pitch" fo:font-size="11pt" fo:font-weight="normal" officeooo:rsid="0040646b" style:font-size-asian="9.60000038146973pt" style:font-weight-asian="normal" style:font-size-complex="11pt" style:font-weight-complex="normal"/>
    </style:style>
    <style:style style:name="T14" style:family="text">
      <style:text-properties fo:color="#000000" style:font-name="Courier 10 Pitch" fo:font-size="11pt" fo:language="en" fo:country="IN" fo:font-weight="normal" officeooo:rsid="002a76b4" style:font-size-asian="11pt" style:font-weight-asian="normal" style:font-size-complex="11pt" style:font-weight-complex="normal"/>
    </style:style>
    <style:style style:name="T15" style:family="text">
      <style:text-properties fo:color="#000000" style:font-name="Courier 10 Pitch" fo:font-size="11pt" fo:language="en" fo:country="IN" fo:font-weight="normal" officeooo:rsid="002e58b4" style:font-size-asian="11pt" style:font-weight-asian="normal" style:font-size-complex="11pt" style:font-weight-complex="normal"/>
    </style:style>
    <style:style style:name="T16" style:family="text">
      <style:text-properties fo:color="#000000" style:font-name="Courier 10 Pitch" fo:font-size="11pt" fo:language="en" fo:country="IN" fo:font-weight="normal" officeooo:rsid="00311a1f" style:font-size-asian="11pt" style:font-weight-asian="normal" style:font-size-complex="11pt" style:font-weight-complex="normal"/>
    </style:style>
    <style:style style:name="T17" style:family="text">
      <style:text-properties fo:color="#000000" style:font-name="Courier 10 Pitch" fo:font-size="11pt" fo:language="en" fo:country="IN" fo:font-weight="normal" officeooo:rsid="0031d329" style:font-size-asian="11pt" style:font-weight-asian="normal" style:font-size-complex="11pt" style:font-weight-complex="normal"/>
    </style:style>
    <style:style style:name="T18" style:family="text">
      <style:text-properties fo:color="#000000" style:font-name="Courier 10 Pitch" fo:font-size="11pt" fo:language="en" fo:country="IN" fo:font-weight="normal" officeooo:rsid="00281d88" style:font-size-asian="11pt" style:font-weight-asian="normal" style:font-size-complex="11pt" style:font-weight-complex="normal"/>
    </style:style>
    <style:style style:name="T19" style:family="text">
      <style:text-properties fo:color="#000000" style:font-name="Courier 10 Pitch" fo:font-size="11pt" fo:language="en" fo:country="IN" fo:font-weight="normal" officeooo:rsid="0029a19f" style:font-size-asian="11pt" style:font-weight-asian="normal" style:font-size-complex="11pt" style:font-weight-complex="normal"/>
    </style:style>
    <style:style style:name="T20" style:family="text">
      <style:text-properties fo:color="#000000" style:font-name="Courier 10 Pitch" fo:font-size="11pt" fo:language="en" fo:country="IN" fo:font-weight="normal" officeooo:rsid="002c97b4" style:font-size-asian="11pt" style:font-weight-asian="normal" style:font-size-complex="11pt" style:font-weight-complex="normal"/>
    </style:style>
    <style:style style:name="T21" style:family="text">
      <style:text-properties fo:color="#000000" style:font-name="Courier 10 Pitch" fo:font-size="11pt" fo:language="en" fo:country="IN" fo:font-weight="normal" officeooo:rsid="00281d88" style:font-size-asian="9.60000038146973pt" style:font-weight-asian="normal" style:font-size-complex="11pt" style:font-weight-complex="normal"/>
    </style:style>
    <style:style style:name="T22" style:family="text">
      <style:text-properties fo:color="#000000" style:font-name="Courier 10 Pitch" fo:font-size="11pt" fo:language="en" fo:country="IN" fo:font-weight="normal" officeooo:rsid="0040646b" style:font-size-asian="9.60000038146973pt" style:font-weight-asian="normal" style:font-size-complex="11pt" style:font-weight-complex="normal"/>
    </style:style>
    <style:style style:name="T23" style:family="text">
      <style:text-properties fo:color="#000000" style:font-name="Courier 10 Pitch" fo:font-size="11pt" fo:font-weight="bold" officeooo:rsid="002a76b4" style:font-size-asian="11pt" style:font-weight-asian="bold" style:font-size-complex="11pt" style:font-weight-complex="bold"/>
    </style:style>
    <style:style style:name="T24" style:family="text">
      <style:text-properties fo:color="#000000" style:font-name="Courier 10 Pitch" fo:font-size="11pt" fo:font-weight="bold" officeooo:rsid="002c97b4" style:font-size-asian="11pt" style:font-weight-asian="bold" style:font-size-complex="11pt" style:font-weight-complex="bold"/>
    </style:style>
    <style:style style:name="T25" style:family="text">
      <style:text-properties fo:color="#000000" style:font-name="Courier 10 Pitch" fo:font-size="11pt" fo:font-style="italic" style:text-underline-style="none" fo:font-weight="bold" officeooo:rsid="002c97b4" style:font-size-asian="11pt" style:font-style-asian="italic" style:font-weight-asian="bold" style:font-size-complex="11pt" style:font-style-complex="italic" style:font-weight-complex="bold"/>
    </style:style>
    <style:style style:name="T26" style:family="text">
      <style:text-properties fo:color="#000000" style:font-name="Courier 10 Pitch" fo:font-size="11pt" fo:font-style="italic" fo:font-weight="bold" officeooo:rsid="002c97b4" style:font-size-asian="11pt" style:font-style-asian="italic" style:font-weight-asian="bold" style:font-size-complex="11pt" style:font-style-complex="italic" style:font-weight-complex="bold"/>
    </style:style>
    <style:style style:name="T27" style:family="text">
      <style:text-properties fo:color="#000000" style:font-name="Courier 10 Pitch" fo:font-size="11pt" fo:font-style="italic" fo:font-weight="bold" officeooo:rsid="002e58b4" style:font-size-asian="11pt" style:font-style-asian="italic" style:font-weight-asian="bold" style:font-size-complex="11pt" style:font-style-complex="italic" style:font-weight-complex="bold"/>
    </style:style>
    <style:style style:name="T28" style:family="text">
      <style:text-properties fo:color="#000000" style:font-name="Courier 10 Pitch" fo:font-size="11pt" fo:font-style="italic" fo:font-weight="bold" officeooo:rsid="00311a1f" style:font-size-asian="11pt" style:font-style-asian="italic" style:font-weight-asian="bold" style:font-size-complex="11pt" style:font-style-complex="italic" style:font-weight-complex="bold"/>
    </style:style>
    <style:style style:name="T29" style:family="text">
      <style:text-properties fo:color="#000000" style:font-name="Courier 10 Pitch" fo:font-size="11pt" fo:font-style="italic" fo:font-weight="normal" officeooo:rsid="002c97b4" style:font-size-asian="11pt" style:font-style-asian="italic" style:font-weight-asian="normal" style:font-size-complex="11pt" style:font-style-complex="italic" style:font-weight-complex="normal"/>
    </style:style>
    <style:style style:name="T30" style:family="text">
      <style:text-properties fo:color="#000000" style:font-name="Courier 10 Pitch" fo:font-size="11pt" fo:font-style="italic" fo:font-weight="normal" officeooo:rsid="00311a1f" style:font-size-asian="11pt" style:font-style-asian="italic" style:font-weight-asian="normal" style:font-size-complex="11pt" style:font-style-complex="italic" style:font-weight-complex="normal"/>
    </style:style>
    <style:style style:name="T31" style:family="text">
      <style:text-properties fo:color="#000000" style:font-name="Courier 10 Pitch" fo:font-size="11pt" style:text-underline-style="none" fo:font-weight="normal" officeooo:rsid="002c97b4" style:font-size-asian="11pt" style:font-weight-asian="normal" style:font-size-complex="11pt" style:font-weight-complex="normal"/>
    </style:style>
    <style:style style:name="T32" style:family="text">
      <style:text-properties fo:color="#000000" style:font-name="Courier 10 Pitch" fo:font-size="11pt" officeooo:rsid="0041bc71" style:font-name-asian="Courier New1" style:font-size-asian="11pt" style:font-name-complex="Courier New1" style:font-size-complex="11pt"/>
    </style:style>
    <style:style style:name="T33" style:family="text">
      <style:text-properties fo:color="#000000" style:font-name="Courier 10 Pitch" fo:font-size="11pt" style:text-underline-style="solid" style:text-underline-width="auto" style:text-underline-color="font-color" officeooo:rsid="0041bc71" style:font-name-asian="Courier New1" style:font-size-asian="11pt" style:font-name-complex="Courier New1" style:font-size-complex="11pt"/>
    </style:style>
    <style:style style:name="T34" style:family="text">
      <style:text-properties fo:color="#000000" style:font-name="Courier 10 Pitch" fo:font-size="11pt" style:text-underline-style="solid" style:text-underline-width="auto" style:text-underline-color="font-color" officeooo:rsid="0056a046" style:font-name-asian="Courier New1" style:font-size-asian="11pt" style:font-name-complex="Courier New1" style:font-size-complex="11pt"/>
    </style:style>
    <style:style style:name="T35" style:family="text">
      <style:text-properties fo:color="#000000" style:font-name="Courier 10 Pitch" fo:font-size="16pt" fo:font-weight="normal" officeooo:rsid="00281d88" style:font-size-asian="16pt" style:font-weight-asian="normal" style:font-size-complex="16pt" style:font-weight-complex="normal"/>
    </style:style>
    <style:style style:name="T36" style:family="text">
      <style:text-properties fo:color="#000000" style:font-name="Courier 10 Pitch" fo:font-size="16pt" fo:font-weight="normal" officeooo:rsid="002e58b4" style:font-size-asian="16pt" style:font-weight-asian="normal" style:font-size-complex="16pt" style:font-weight-complex="normal"/>
    </style:style>
    <style:style style:name="T37" style:family="text">
      <style:text-properties fo:color="#000000" style:font-name="Courier 10 Pitch" fo:font-size="16pt" fo:font-weight="normal" officeooo:rsid="00311a1f" style:font-size-asian="16pt" style:font-weight-asian="normal" style:font-size-complex="16pt" style:font-weight-complex="normal"/>
    </style:style>
    <style:style style:name="T38" style:family="text">
      <style:text-properties fo:color="#000000" style:font-name="Courier 10 Pitch" fo:font-size="16pt" fo:font-style="normal" fo:font-weight="normal" officeooo:rsid="002c97b4" style:font-size-asian="16pt" style:font-style-asian="normal" style:font-weight-asian="normal" style:font-size-complex="16pt" style:font-style-complex="normal" style:font-weight-complex="normal"/>
    </style:style>
    <style:style style:name="T39" style:family="text">
      <style:text-properties fo:color="#000000" style:font-name="Courier 10 Pitch" fo:font-weight="normal" officeooo:rsid="00281d88" style:font-size-asian="9.60000038146973pt" style:font-weight-asian="normal" style:font-weight-complex="normal"/>
    </style:style>
    <style:style style:name="T40" style:family="text">
      <style:text-properties fo:color="#000000" style:font-name="Courier 10 Pitch" fo:font-weight="normal" officeooo:rsid="0040646b" style:font-size-asian="9.60000038146973pt" style:font-weight-asian="normal" style:font-weight-complex="normal"/>
    </style:style>
    <style:style style:name="T41" style:family="text">
      <style:text-properties fo:color="#000000" style:font-name="Courier 10 Pitch" fo:language="en" fo:country="IN" fo:font-weight="normal" officeooo:rsid="00281d88" style:font-size-asian="9.60000038146973pt" style:font-weight-asian="normal" style:font-weight-complex="normal"/>
    </style:style>
    <style:style style:name="T42" style:family="text">
      <style:text-properties fo:color="#000000" style:font-name="Courier 10 Pitch" fo:language="en" fo:country="IN" fo:font-weight="normal" officeooo:rsid="0040646b" style:font-size-asian="9.60000038146973pt" style:font-weight-asian="normal" style:font-weight-complex="normal"/>
    </style:style>
    <style:style style:name="T43" style:family="text">
      <style:text-properties fo:color="#000000" fo:font-size="16pt" fo:font-weight="normal" style:font-size-asian="16pt" style:font-weight-asian="normal" style:font-size-complex="16pt" style:font-weight-complex="normal"/>
    </style:style>
    <style:style style:name="T44" style:family="text">
      <style:text-properties fo:color="#000000" fo:font-size="11pt" fo:font-weight="normal" officeooo:rsid="00244d4e" style:font-size-asian="11pt" style:font-weight-asian="normal" style:font-size-complex="11pt" style:font-weight-complex="normal"/>
    </style:style>
    <style:style style:name="T45" style:family="text">
      <style:text-properties fo:color="#000000" fo:font-size="11pt" style:text-underline-style="none" fo:font-weight="normal" officeooo:rsid="00244d4e" style:font-size-asian="11pt" style:font-weight-asian="normal" style:font-size-complex="11pt" style:font-weight-complex="normal"/>
    </style:style>
    <style:style style:name="T46" style:family="text">
      <style:text-properties style:font-name="Courier 10 Pitch"/>
    </style:style>
    <style:style style:name="T47" style:family="text">
      <style:text-properties style:font-name="Courier 10 Pitch" fo:language="en" fo:country="IN"/>
    </style:style>
    <style:style style:name="T48" style:family="text">
      <style:text-properties style:font-name="Courier 10 Pitch" fo:font-size="11pt" fo:language="en" fo:country="IN" style:font-size-asian="11pt" style:font-size-complex="11pt"/>
    </style:style>
    <style:style style:name="T49" style:family="text">
      <style:text-properties style:font-name="Courier 10 Pitch" fo:font-size="11pt" fo:language="en" fo:country="IN" officeooo:rsid="00311a1f" style:font-size-asian="11pt" style:font-size-complex="11pt"/>
    </style:style>
    <style:style style:name="T50" style:family="text">
      <style:text-properties style:font-name="Courier 10 Pitch" fo:font-size="11pt" style:font-size-asian="11pt" style:font-size-complex="11pt"/>
    </style:style>
    <style:style style:name="T51" style:family="text">
      <style:text-properties style:font-name="Courier 10 Pitch" fo:font-size="11pt" officeooo:rsid="0041bc71" style:font-size-asian="11pt" style:font-size-complex="11pt"/>
    </style:style>
    <style:style style:name="T52" style:family="text">
      <style:text-properties style:font-name="Courier 10 Pitch" fo:font-size="11pt" officeooo:rsid="0042e046" style:font-size-asian="11pt" style:font-size-complex="11pt"/>
    </style:style>
    <style:style style:name="T53" style:family="text">
      <style:text-properties style:font-name="Courier 10 Pitch" fo:font-size="11pt" officeooo:rsid="00434bff" style:font-size-asian="11pt" style:font-size-complex="11pt"/>
    </style:style>
    <style:style style:name="T54" style:family="text">
      <style:text-properties style:font-name="Courier 10 Pitch" fo:font-size="11pt" fo:font-style="italic" style:text-underline-style="none" style:font-size-asian="11pt" style:font-style-asian="italic" style:font-size-complex="11pt" style:font-style-complex="italic"/>
    </style:style>
    <style:style style:name="T55" style:family="text">
      <style:text-properties style:font-name="Courier 10 Pitch" fo:font-size="11pt" fo:font-style="italic" fo:font-weight="bold" style:font-size-asian="11pt" style:font-style-asian="italic" style:font-weight-asian="bold" style:font-size-complex="11pt" style:font-style-complex="italic" style:font-weight-complex="bold"/>
    </style:style>
    <style:style style:name="T56" style:family="text">
      <style:text-properties style:font-name="Courier 10 Pitch" fo:font-size="16pt" style:font-name-asian="Courier New1" style:font-size-asian="16pt" style:font-name-complex="Courier New1"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2"><text:span text:style-name="T43">Quick view of this article</text:span><text:span text:style-name="T1"> </text:span></text:h>
      <text:p text:style-name="P10">In this article you will see about installing Docker, setting a Django web application, dockerizing your application, writing the docker file, building and running the container with your application. </text:p>
      <text:p text:style-name="P11">Introduction to Docker </text:p>
      <text:p text:style-name="P43"><text:span text:style-name="T45">Docker</text:span><text:span text:style-name="T44"> is an open-source software container management system. It allows you to create an isolated, self-contained environment to run your application. </text:span></text:p>
      <text:p text:style-name="P42"><text:span text:style-name="Source_20_Text"><text:span text:style-name="T35">Setting Up a Django web application</text:span></text:span></text:p>
      <text:p text:style-name="P3"><text:span text:style-name="Source_20_Text"><text:span text:style-name="T3">It is easy to create a Django application</text:span></text:span><text:span text:style-name="Source_20_Text"><text:span text:style-name="T2">. </text:span></text:span><text:span text:style-name="Source_20_Text"><text:span text:style-name="T11">You will need python for this project. </text:span></text:span><text:span text:style-name="Source_20_Text"><text:span text:style-name="T2">To start, create a new folder that will </text:span></text:span><text:span text:style-name="Source_20_Text"><text:span text:style-name="T3">direct</text:span></text:span><text:span text:style-name="Source_20_Text"><text:span text:style-name="T2"> the Django application and move into that directory.</text:span></text:span></text:p>
      <text:p text:style-name="P37"><text:span text:style-name="Source_20_Text"><text:span text:style-name="T12">--------------------------------</text:span></text:span><text:span text:style-name="Source_20_Text"><text:span text:style-name="T13">CODE------------------------------------</text:span></text:span></text:p>
      <text:p text:style-name="P28"><text:span text:style-name="Source_20_Text"><text:span text:style-name="T18">$ mkdir project</text:span></text:span></text:p>
      <text:p text:style-name="P16"><text:span text:style-name="Source_20_Text"><text:span text:style-name="T47">$ cd project</text:span></text:span></text:p>
      <text:p text:style-name="P37"><text:span text:style-name="Source_20_Text"><text:span text:style-name="T21">--------------------------------</text:span></text:span><text:span text:style-name="Source_20_Text"><text:span text:style-name="T22">CODE------------------------------------</text:span></text:span></text:p>
      <text:p text:style-name="P3"><text:span text:style-name="Source_20_Text"><text:span text:style-name="T2"/></text:span></text:p>
      <text:p text:style-name="P3"><text:span text:style-name="Source_20_Text"><text:span text:style-name="T3">You have to add a </text:span></text:span><text:span text:style-name="Source_20_Text"><text:span text:style-name="T2">standard Python project dependencies file which is usually named requirements.txt, and add the Django and Gunicorn dependency to it. Once you have created and added the dependencies, the file should look like this:</text:span></text:span></text:p>
      <text:p text:style-name="P37"><text:span text:style-name="Source_20_Text"><text:span text:style-name="T12">--------------------------------</text:span></text:span><text:span text:style-name="Source_20_Text"><text:span text:style-name="T13">CODE------------------------------------</text:span></text:span></text:p>
      <text:p text:style-name="P28"><text:span text:style-name="Source_20_Text"><text:span text:style-name="T18">$ cat requirements.txt <text:s text:c="61"/></text:span></text:span></text:p>
      <text:p text:style-name="P27"><text:span text:style-name="Source_20_Text"><text:span text:style-name="T47">Django==1.9.4</text:span></text:span></text:p>
      <text:p text:style-name="P16"><text:span text:style-name="Source_20_Text"><text:span text:style-name="T47">gunicorn==19.6.0</text:span></text:span></text:p>
      <text:p text:style-name="P37"><text:span text:style-name="Source_20_Text"><text:span text:style-name="T12">--------------------------------</text:span></text:span><text:span text:style-name="Source_20_Text"><text:span text:style-name="T13">CODE------------------------------------</text:span></text:span></text:p>
      <text:p text:style-name="P4"><text:span text:style-name="Source_20_Text"><text:span text:style-name="T3">After adding the Django dependency file, you can install Django using following command:</text:span></text:span></text:p>
      <text:p text:style-name="P37"><text:span text:style-name="Source_20_Text"><text:span text:style-name="T12">--------------------------------</text:span></text:span><text:span text:style-name="Source_20_Text"><text:span text:style-name="T13">CODE------------------------------------</text:span></text:span></text:p>
      <text:p text:style-name="P29"><text:span text:style-name="Source_20_Text"><text:span text:style-name="T3">$ pip install -r requirements.txt</text:span></text:span></text:p>
      <text:p text:style-name="P37"><text:span text:style-name="Source_20_Text"><text:span text:style-name="T12">--------------------------------</text:span></text:span><text:span text:style-name="Source_20_Text"><text:span text:style-name="T13">CODE------------------------------------</text:span></text:span></text:p>
      <text:p text:style-name="P4"><text:span text:style-name="Source_20_Text"><text:span text:style-name="T3">Once installed, you will have access to the django-admin command line tool, which you can use to generate the project files and directory structure needed for </text:span></text:span><text:span text:style-name="Source_20_Text"><text:span text:style-name="T4">a</text:span></text:span><text:span text:style-name="Source_20_Text"><text:span text:style-name="T3"> simple "Hello, World!" application. </text:span></text:span></text:p>
      <text:p text:style-name="P37"><text:span text:style-name="Source_20_Text"><text:span text:style-name="T12">--------------------------------</text:span></text:span><text:span text:style-name="Source_20_Text"><text:span text:style-name="T13">CODE------------------------------------</text:span></text:span></text:p>
      <text:p text:style-name="P29"><text:span text:style-name="Source_20_Text"><text:span text:style-name="T19">$ django-admin startproject helloworld</text:span></text:span></text:p>
      <text:p text:style-name="P37"><text:span text:style-name="Source_20_Text"><text:span text:style-name="T21">--------------------------------</text:span></text:span><text:span text:style-name="Source_20_Text"><text:span text:style-name="T22">CODE------------------------------------</text:span></text:span></text:p>
      <text:p text:style-name="P5"><text:span text:style-name="Source_20_Text"><text:span text:style-name="T14">Let's take a look at the project structure the tool has just created for you:</text:span></text:span></text:p>
      <text:p text:style-name="P37"><text:span text:style-name="Source_20_Text"><text:span text:style-name="T21">--------------------------------</text:span></text:span><text:span text:style-name="Source_20_Text"><text:span text:style-name="T22">CODE------------------------------------</text:span></text:span></text:p>
      <text:p text:style-name="P27"><text:span text:style-name="Source_20_Text"><text:span text:style-name="T46">├── </text:span></text:span><text:span text:style-name="Source_20_Text"><text:span text:style-name="T47">helloworld</text:span></text:span></text:p>
      <text:p text:style-name="P27"><text:span text:style-name="Source_20_Text"><text:span text:style-name="T46">│ <text:s text:c="2"/>├── </text:span></text:span><text:span text:style-name="Source_20_Text"><text:span text:style-name="T47">helloworld</text:span></text:span></text:p>
      <text:p text:style-name="P27"><text:span text:style-name="Source_20_Text"><text:span text:style-name="T46">│ <text:s text:c="2"/>│ <text:s text:c="2"/>├── </text:span></text:span><text:span text:style-name="Source_20_Text"><text:span text:style-name="T47">__init__.py</text:span></text:span></text:p>
      <text:p text:style-name="P27"><text:span text:style-name="Source_20_Text"><text:span text:style-name="T46">│ <text:s text:c="2"/>│ <text:s text:c="2"/>├── </text:span></text:span><text:span text:style-name="Source_20_Text"><text:span text:style-name="T47">settings.py</text:span></text:span></text:p>
      <text:p text:style-name="P27"><text:soft-page-break/><text:span text:style-name="Source_20_Text"><text:span text:style-name="T46">│ <text:s text:c="2"/>│ <text:s text:c="2"/>├── </text:span></text:span><text:span text:style-name="Source_20_Text"><text:span text:style-name="T47">urls.py</text:span></text:span></text:p>
      <text:p text:style-name="P27"><text:span text:style-name="Source_20_Text"><text:span text:style-name="T46">│ <text:s text:c="2"/>│ <text:s text:c="2"/>└── </text:span></text:span><text:span text:style-name="Source_20_Text"><text:span text:style-name="T47">wsgi.py</text:span></text:span></text:p>
      <text:p text:style-name="P27"><text:span text:style-name="Source_20_Text"><text:span text:style-name="T46">│ <text:s text:c="2"/>└── </text:span></text:span><text:span text:style-name="Source_20_Text"><text:span text:style-name="T47">manage.py</text:span></text:span></text:p>
      <text:p text:style-name="P16"><text:span text:style-name="Source_20_Text"><text:span text:style-name="T46">└── </text:span></text:span><text:span text:style-name="Source_20_Text"><text:span text:style-name="T47">requirements.txt</text:span></text:span></text:p>
      <text:p text:style-name="P37"><text:span text:style-name="Source_20_Text"><text:span text:style-name="T12">--------------------------------</text:span></text:span><text:span text:style-name="Source_20_Text"><text:span text:style-name="T13">CODE------------------------------------</text:span></text:span></text:p>
      <text:p text:style-name="P5"><text:span text:style-name="Source_20_Text"><text:span text:style-name="T4">Django-admin tool has created a skeleton application. You control the application for development purposes using the manage.py file, which allows you to start the development test web server for example:</text:span></text:span></text:p>
      <text:p text:style-name="P37"><text:span text:style-name="Source_20_Text"><text:span text:style-name="T12">--------------------------------</text:span></text:span><text:span text:style-name="Source_20_Text"><text:span text:style-name="T13">CODE------------------------------------</text:span></text:span></text:p>
      <text:p text:style-name="P30"><text:span text:style-name="Source_20_Text"><text:span text:style-name="T14">$ cd helloworld</text:span></text:span></text:p>
      <text:p text:style-name="P16"><text:span text:style-name="Source_20_Text"><text:span text:style-name="T48">$ python manage.py runserver</text:span></text:span></text:p>
      <text:p text:style-name="P37"><text:span text:style-name="Source_20_Text"><text:span text:style-name="T21">--------------------------------</text:span></text:span><text:span text:style-name="Source_20_Text"><text:span text:style-name="T22">CODE------------------------------------</text:span></text:span></text:p>
      <text:p text:style-name="P5"><text:span text:style-name="Source_20_Text"><text:span text:style-name="T4">The other key file of note is the </text:span></text:span><text:span text:style-name="Source_20_Text"><text:span text:style-name="T23">urls.py</text:span></text:span><text:span text:style-name="Source_20_Text"><text:span text:style-name="T4">, which specifies what URL's route to which view. Right now, you will only have the default admin URL which we won't be using. Lets add a URL that will route to a view returning "Hello, World!".</text:span></text:span></text:p>
      <text:p text:style-name="P5"><text:span text:style-name="Source_20_Text"><text:span text:style-name="T4"/></text:span></text:p>
      <text:p text:style-name="P6"><text:span text:style-name="Source_20_Text"><text:span text:style-name="T5">Now create a </text:span></text:span><text:span text:style-name="Source_20_Text"><text:span text:style-name="T24">views.py</text:span></text:span><text:span text:style-name="Source_20_Text"><text:span text:style-name="T5"> file in the same directory and add the following content:</text:span></text:span></text:p>
      <text:p text:style-name="P37"><text:span text:style-name="Source_20_Text"><text:span text:style-name="T12">--------------------------------</text:span></text:span><text:span text:style-name="Source_20_Text"><text:span text:style-name="T13">CODE------------------------------------</text:span></text:span></text:p>
      <text:p text:style-name="P31"><text:span text:style-name="Source_20_Text"><text:span text:style-name="T5">from django.http import HttpResponse</text:span></text:span></text:p>
      <text:p text:style-name="P34"/>
      <text:p text:style-name="P34">def index(request):</text:p>
      <text:p text:style-name="P24"><text:s text:c="4"/>return HttpResponse("Hello, world!")</text:p>
      <text:p text:style-name="P37"><text:span text:style-name="Source_20_Text"><text:span text:style-name="T12">--------------------------------</text:span></text:span><text:span text:style-name="Source_20_Text"><text:span text:style-name="T13">CODE------------------------------------</text:span></text:span></text:p>
      <text:p text:style-name="P6"><text:span text:style-name="Source_20_Text"><text:span text:style-name="T5">Now, add the following URL </text:span></text:span><text:span text:style-name="Source_20_Text"><text:span text:style-name="T25">url(r'', 'helloworld.views.index')</text:span></text:span><text:span text:style-name="Source_20_Text"><text:span text:style-name="T5"> to the </text:span></text:span><text:span text:style-name="Source_20_Text"><text:span text:style-name="T24">urls.py</text:span></text:span><text:span text:style-name="Source_20_Text"><text:span text:style-name="T5">, which will route the base URL of / to our new view. The contents of the urls.py file should now look as follows:</text:span></text:span></text:p>
      <text:p text:style-name="P6"><text:span text:style-name="Source_20_Text"><text:span text:style-name="T5"/></text:span></text:p>
      <text:p text:style-name="P37"><text:span text:style-name="Source_20_Text"><text:span text:style-name="T12">--------------------------------</text:span></text:span><text:span text:style-name="Source_20_Text"><text:span text:style-name="T13">CODE------------------------------------</text:span></text:span></text:p>
      <text:p text:style-name="P31"><text:span text:style-name="Source_20_Text"><text:span text:style-name="T5">from django.conf.urls import url</text:span></text:span></text:p>
      <text:p text:style-name="P34">from django.contrib import admin</text:p>
      <text:p text:style-name="P34"/>
      <text:p text:style-name="P34">urlpatterns = [</text:p>
      <text:p text:style-name="P34"><text:s text:c="4"/>url(r'^admin/', admin.site.urls),</text:p>
      <text:p text:style-name="P34"><text:s text:c="4"/>url(r'', 'helloworld.views.index'),</text:p>
      <text:p text:style-name="P24">]</text:p>
      <text:p text:style-name="P37"><text:span text:style-name="Source_20_Text"><text:span text:style-name="T12">--------------------------------</text:span></text:span><text:span text:style-name="Source_20_Text"><text:span text:style-name="T13">CODE------------------------------------</text:span></text:span></text:p>
      <text:p text:style-name="P17"><text:span text:style-name="Source_20_Text"><text:span text:style-name="T5">Now, when you execute </text:span></text:span><text:span text:style-name="Source_20_Text"><text:span text:style-name="T26">python manage.py runserver</text:span></text:span><text:span text:style-name="Source_20_Text"><text:span text:style-name="T5"> command and visit </text:span></text:span><text:span text:style-name="Source_20_Text"><text:span text:style-name="T29">http://localhost:8000</text:span></text:span><text:span text:style-name="Source_20_Text"><text:span text:style-name="T5"> in your browser, you should see the newly added "Hello, World!" view.</text:span></text:span></text:p>
      <text:p text:style-name="P17"><text:span text:style-name="Source_20_Text"><text:span text:style-name="T6">Final step to setup</text:span></text:span><text:span text:style-name="Source_20_Text"><text:span text:style-name="T5"> </text:span></text:span><text:span text:style-name="Source_20_Text"><text:span text:style-name="T6">our project</text:span></text:span><text:span text:style-name="Source_20_Text"><text:span text:style-name="T5"> is making use of the </text:span></text:span><text:a xlink:type="simple" xlink:href="http://gunicorn.org/" text:style-name="Internet_20_link" text:visited-style-name="Visited_20_Internet_20_Link"><text:span text:style-name="Source_20_Text"><text:span text:style-name="T31">Gunicorn</text:span></text:span></text:a><text:span text:style-name="Source_20_Text"><text:span text:style-name="T5"> web server. This web server is robust and built to handle production levels of traffic, whereas the included development server of Django is more for testing purposes on your local machine only. Once you have dockerized the application, you will want to start up the server using </text:span></text:span><text:soft-page-break/><text:span text:style-name="Source_20_Text"><text:span text:style-name="T5">Gunicorn. This is much simpler if you write a small startup script for Docker to execute. With that in mind, let's add a </text:span></text:span><text:span text:style-name="Source_20_Text"><text:span text:style-name="T24">start.sh</text:span></text:span><text:span text:style-name="Source_20_Text"><text:span text:style-name="T5"> bash script to the root of the project, that will start our application using Gunicorn.</text:span></text:span></text:p>
      <text:p text:style-name="P37"><text:span text:style-name="Source_20_Text"><text:span text:style-name="T12">--------------------------------</text:span></text:span><text:span text:style-name="Source_20_Text"><text:span text:style-name="T13">CODE------------------------------------</text:span></text:span></text:p>
      <text:p text:style-name="P17"><text:span text:style-name="Source_20_Text"><text:span text:style-name="T5">#!/bin/bash</text:span></text:span></text:p>
      <text:p text:style-name="P35"># Start Gunicorn processes</text:p>
      <text:p text:style-name="P35">echo Starting Gunicorn.</text:p>
      <text:p text:style-name="P35">exec gunicorn helloworld.wsgi:application \</text:p>
      <text:p text:style-name="P35"><text:s text:c="4"/>--bind 0.0.0.0:8000 \</text:p>
      <text:p text:style-name="P25"><text:s text:c="4"/>--workers 3</text:p>
      <text:p text:style-name="P37"><text:span text:style-name="Source_20_Text"><text:span text:style-name="T12">--------------------------------</text:span></text:span><text:span text:style-name="Source_20_Text"><text:span text:style-name="T13">CODE------------------------------------</text:span></text:span></text:p>
      <text:p text:style-name="P17"><text:span text:style-name="Source_20_Text"><text:span text:style-name="T5">The first part of the script writes "Starting Gunicorn" to the command line to show us that it is starting execution. The next part of the script actually launches Gunicorn. You use exec here so that the execution of the command takes over the shell script, meaning that when the Gunicorn process ends so will the script, which is what we want here.</text:span></text:span></text:p>
      <text:p text:style-name="P17"><text:span text:style-name="Source_20_Text"><text:span text:style-name="T10">Pass the gunicorn argument by</text:span></text:span><text:span text:style-name="Source_20_Text"><text:span text:style-name="T5"> </text:span></text:span><text:span text:style-name="Source_20_Text"><text:span text:style-name="T24">helloworld.wsgi:application</text:span></text:span><text:span text:style-name="Source_20_Text"><text:span text:style-name="T5">. This is a reference to the </text:span></text:span><text:span text:style-name="Source_20_Text"><text:span text:style-name="T24">wsgi</text:span></text:span><text:span text:style-name="Source_20_Text"><text:span text:style-name="T5"> file Django generated for us and is a Web Server Gateway Interface file which is the Python standard for web applications and servers. </text:span></text:span><text:span text:style-name="Source_20_Text"><text:span text:style-name="T10">T</text:span></text:span><text:span text:style-name="Source_20_Text"><text:span text:style-name="T5">he file simply defines the application variable, and </text:span></text:span><text:span text:style-name="Source_20_Text"><text:span text:style-name="T10">interact with object to start the server</text:span></text:span><text:span text:style-name="Source_20_Text"><text:span text:style-name="T5">.</text:span></text:span></text:p>
      <text:p text:style-name="P17"><text:span text:style-name="Source_20_Text"><text:span text:style-name="T5">You then pass two flags to the command, bind to attach the running server to port 8000, which you will use to communicate with the running web server via HTTP. Finally, you specify workers which are the number of threads that will handle the requests coming into your application. Gunicorn recommends this value to be set at </text:span></text:span><text:span text:style-name="Source_20_Text"><text:span text:style-name="T24">(2 x $num_cores) + 1</text:span></text:span><text:span text:style-name="Source_20_Text"><text:span text:style-name="T5">. You can read more on configuration of Gunicorn in their </text:span></text:span><text:a xlink:type="simple" xlink:href="http://docs.gunicorn.org/en/stable/design.html" text:style-name="Internet_20_link" text:visited-style-name="Visited_20_Internet_20_Link"><text:span text:style-name="Source_20_Text"><text:span text:style-name="T31">documentation</text:span></text:span></text:a><text:span text:style-name="Source_20_Text"><text:span text:style-name="T5">.</text:span></text:span></text:p>
      <text:p text:style-name="P17"><text:span text:style-name="Source_20_Text"><text:span text:style-name="T5"/></text:span></text:p>
      <text:p text:style-name="P17"><text:span text:style-name="Source_20_Text"><text:span text:style-name="T5">Finally, make the script executable, and then test if it works by changing directory into the project folder </text:span></text:span><text:span text:style-name="Source_20_Text"><text:span text:style-name="T26">helloworld</text:span></text:span><text:span text:style-name="Source_20_Text"><text:span text:style-name="T5"> and executing the script as shown here. If everything is working fine, you should see similar output to the one below, be able to visit </text:span></text:span><text:span text:style-name="Source_20_Text"><text:span text:style-name="T24">http://localhost:8000</text:span></text:span><text:span text:style-name="Source_20_Text"><text:span text:style-name="T5"> in your browser, and get the "Hello, World!" response.</text:span></text:span></text:p>
      <text:p text:style-name="P37"><text:span text:style-name="Source_20_Text"><text:span text:style-name="T21">--------------------------------</text:span></text:span><text:span text:style-name="Source_20_Text"><text:span text:style-name="T22">CODE------------------------------------</text:span></text:span></text:p>
      <text:p text:style-name="P17"><text:span text:style-name="Source_20_Text"><text:span text:style-name="T20">$ chmod +x start.sh</text:span></text:span></text:p>
      <text:p text:style-name="P27"><text:span text:style-name="Source_20_Text"><text:span text:style-name="T47">$ cd helloworld</text:span></text:span></text:p>
      <text:p text:style-name="P27"><text:span text:style-name="Source_20_Text"><text:span text:style-name="T47">$ ../start.sh</text:span></text:span></text:p>
      <text:p text:style-name="P27"><text:span text:style-name="Source_20_Text"><text:span text:style-name="T47"/></text:span></text:p>
      <text:p text:style-name="P37"><text:span text:style-name="Source_20_Text"><text:span text:style-name="T12">--------------------------------</text:span></text:span><text:span text:style-name="Source_20_Text"><text:span text:style-name="T13">CODE------------------------------------</text:span></text:span></text:p>
      <text:h text:style-name="P47" text:outline-level="2"><text:span text:style-name="Source_20_Text"><text:span text:style-name="T38">Dockerizing the Application</text:span></text:span></text:h>
      <text:p text:style-name="P17"><text:span text:style-name="Source_20_Text"><text:span text:style-name="T7">Now you have a</text:span></text:span><text:span text:style-name="Source_20_Text"><text:span text:style-name="T5"> simple web application that is ready to be deployed. So far, you have been using the built-in development web server that Django </text:span></text:span><text:soft-page-break/><text:span text:style-name="Source_20_Text"><text:span text:style-name="T5">ships with the web framework it provides. </text:span></text:span><text:span text:style-name="Source_20_Text"><text:span text:style-name="T7">Now we will set up the project to run this application in Docker using a web server built to handle production levels of traffic.</text:span></text:span></text:p>
      <text:p text:style-name="P17"><text:span text:style-name="Source_20_Text"><text:span text:style-name="T7"/></text:span></text:p>
      <text:p text:style-name="P18"><text:span text:style-name="Source_20_Text"><text:span text:style-name="T36">Installing Docker</text:span></text:span><text:span text:style-name="Source_20_Text"><text:span text:style-name="T7"> </text:span></text:span></text:p>
      <text:p text:style-name="P37"><text:span text:style-name="Source_20_Text"><text:span text:style-name="T12">--------------------------------</text:span></text:span><text:span text:style-name="Source_20_Text"><text:span text:style-name="T13">CODE------------------------------------</text:span></text:span></text:p>
      <text:p text:style-name="P36"><text:span text:style-name="Source_20_Text"><text:span text:style-name="T7">$ sudo apt-get install wget</text:span></text:span></text:p>
      <text:p text:style-name="P36"><text:span text:style-name="Source_20_Text"><text:span text:style-name="T50">$ wget -qO- https://get.docker.com/ | sh</text:span></text:span></text:p>
      <text:p text:style-name="P37"><text:span text:style-name="Source_20_Text"><text:span text:style-name="T12">--------------------------------</text:span></text:span><text:span text:style-name="Source_20_Text"><text:span text:style-name="T13">CODE------------------------------------</text:span></text:span></text:p>
      <text:p text:style-name="P18"><text:span text:style-name="Source_20_Text"><text:span text:style-name="T7"/></text:span></text:p>
      <text:p text:style-name="P18"><text:span text:style-name="Source_20_Text"><text:span text:style-name="T7">You can run docker-machine from your command line to see what options you have available. </text:span></text:span><text:span text:style-name="Source_20_Text"><text:span text:style-name="T10">D</text:span></text:span><text:span text:style-name="Source_20_Text"><text:span text:style-name="T7">ocker-machine give</text:span></text:span><text:span text:style-name="Source_20_Text"><text:span text:style-name="T10">s</text:span></text:span><text:span text:style-name="Source_20_Text"><text:span text:style-name="T7"> you tools to create and manage Docker clients. This means you can easily spin up a virtual machine and use that to run whatever Docker containers you want or need on it.</text:span></text:span></text:p>
      <text:p text:style-name="P18"><text:span text:style-name="Source_20_Text"><text:span text:style-name="T8">Now create a virtual machine using virtual box</text:span></text:span><text:span text:style-name="Source_20_Text"><text:span text:style-name="T7"> that will be used to execute your </text:span></text:span><text:span text:style-name="Source_20_Text"><text:span text:style-name="T27">Dockerfile</text:span></text:span><text:span text:style-name="Source_20_Text"><text:span text:style-name="T7">, which you will create shortly. </text:span></text:span><text:span text:style-name="Source_20_Text"><text:span text:style-name="T10">And, </text:span></text:span><text:span text:style-name="Source_20_Text"><text:span text:style-name="T8">your application should work without any disturbance. </text:span></text:span></text:p>
      <text:p text:style-name="P13"><text:span text:style-name="Source_20_Text"><text:span text:style-name="T7">Create your Docker Machine using the following command:</text:span></text:span></text:p>
      <text:p text:style-name="P37"><text:span text:style-name="Source_20_Text"><text:span text:style-name="T21">--------------------------------</text:span></text:span><text:span text:style-name="Source_20_Text"><text:span text:style-name="T22">CODE------------------------------------</text:span></text:span></text:p>
      <text:p text:style-name="P27"><text:span text:style-name="Source_20_Text"><text:span text:style-name="T48">$ docker-machine create development --driver virtualbox</text:span></text:span></text:p>
      <text:p text:style-name="P27"><text:span text:style-name="Source_20_Text"><text:span text:style-name="T48">--virtualbox-disk-size "</text:span></text:span><text:span text:style-name="Source_20_Text"><text:span text:style-name="T49">10000</text:span></text:span><text:span text:style-name="Source_20_Text"><text:span text:style-name="T48">" --virtualbox-cpu-count 2</text:span></text:span></text:p>
      <text:p text:style-name="P16"><text:span text:style-name="Source_20_Text"><text:span text:style-name="T48">--virtualbox-memory "</text:span></text:span><text:span text:style-name="Source_20_Text"><text:span text:style-name="T49">8192</text:span></text:span><text:span text:style-name="Source_20_Text"><text:span text:style-name="T48">"</text:span></text:span></text:p>
      <text:p text:style-name="P37"><text:span text:style-name="Source_20_Text"><text:span text:style-name="T12">--------------------------------</text:span></text:span><text:span text:style-name="Source_20_Text"><text:span text:style-name="T13">CODE------------------------------------</text:span></text:span></text:p>
      <text:p text:style-name="P18"><text:span text:style-name="Source_20_Text"><text:span text:style-name="T7">This will create your machine and output useful information on completion. The machine will be created with </text:span></text:span><text:span text:style-name="Source_20_Text"><text:span text:style-name="T8">10</text:span></text:span><text:span text:style-name="Source_20_Text"><text:span text:style-name="T7">GB hard disk, 2 CPU's and </text:span></text:span><text:span text:style-name="Source_20_Text"><text:span text:style-name="T8">8</text:span></text:span><text:span text:style-name="Source_20_Text"><text:span text:style-name="T7">GB of RAM.</text:span></text:span></text:p>
      <text:p text:style-name="P18"><text:span text:style-name="Source_20_Text"><text:span text:style-name="T8">Now,</text:span></text:span><text:span text:style-name="Source_20_Text"><text:span text:style-name="T7"> you need to add some environment variables to your terminal session to allow the Docker command to connect the machine you have just created. </text:span></text:span><text:span text:style-name="Source_20_Text"><text:span text:style-name="T8">A</text:span></text:span><text:span text:style-name="Source_20_Text"><text:span text:style-name="T7"> docker-machine provides a simple way to generate the environment variables and add them to your session:</text:span></text:span></text:p>
      <text:p text:style-name="P37"><text:span text:style-name="Source_20_Text"><text:span text:style-name="T21">--------------------------------</text:span></text:span><text:span text:style-name="Source_20_Text"><text:span text:style-name="T22">CODE------------------------------------</text:span></text:span></text:p>
      <text:p text:style-name="P18"><text:span text:style-name="Source_20_Text"><text:span text:style-name="T15">$ docker-machine env development</text:span></text:span></text:p>
      <text:p text:style-name="P27"><text:span text:style-name="Source_20_Text"><text:span text:style-name="T48">export DOCKER_TLS_VERIFY="1"</text:span></text:span></text:p>
      <text:p text:style-name="P27"><text:span text:style-name="Source_20_Text"><text:span text:style-name="T48">export DOCKER_HOST="tcp://123.456.78.910:1112"</text:span></text:span></text:p>
      <text:p text:style-name="P27"><text:span text:style-name="Source_20_Text"><text:span text:style-name="T48">export DOCKER_CERT_PATH="/Users/me/.docker/machine/machines/development"</text:span></text:span></text:p>
      <text:p text:style-name="P27"><text:span text:style-name="Source_20_Text"><text:span text:style-name="T48">export DOCKER_MACHINE_NAME="development"</text:span></text:span></text:p>
      <text:p text:style-name="P27"><text:span text:style-name="Source_20_Text"><text:span text:style-name="T48"># Run this command to configure your shell:</text:span></text:span></text:p>
      <text:p text:style-name="P16"><text:span text:style-name="Source_20_Text"><text:span text:style-name="T48"># eval "$(docker-machine env development)"</text:span></text:span></text:p>
      <text:p text:style-name="P37"><text:span text:style-name="Source_20_Text"><text:span text:style-name="T21">--------------------------------</text:span></text:span><text:span text:style-name="Source_20_Text"><text:span text:style-name="T22">CODE------------------------------------</text:span></text:span></text:p>
      <text:p text:style-name="P21"><text:span text:style-name="Source_20_Text"><text:span text:style-name="T8">At the end execute the following command:</text:span></text:span></text:p>
      <text:p text:style-name="P21"><text:soft-page-break/><text:span text:style-name="Source_20_Text"><text:span text:style-name="T12">--------------------------------</text:span></text:span><text:span text:style-name="Source_20_Text"><text:span text:style-name="T13">CODE------------------------------------</text:span></text:span><text:span text:style-name="Source_20_Text"><text:span text:style-name="T8"> </text:span></text:span><text:span text:style-name="Source_20_Text"><text:span text:style-name="T16">$(docker-machine env development)</text:span></text:span></text:p>
      <text:p text:style-name="P20"><text:span text:style-name="Source_20_Text"><text:span text:style-name="T17">To check that everything is working fine, execute the following code:</text:span></text:span></text:p>
      <text:p text:style-name="P19"><text:span text:style-name="Source_20_Text"><text:span text:style-name="T16">$ docker images</text:span></text:span></text:p>
      <text:p text:style-name="P37"><text:span text:style-name="Source_20_Text"><text:span text:style-name="T21">--------------------------------</text:span></text:span><text:span text:style-name="Source_20_Text"><text:span text:style-name="T22">CODE------------------------------------</text:span></text:span></text:p>
      <text:p text:style-name="P14"><text:span text:style-name="Source_20_Text"><text:span text:style-name="T8">You can now dockerize your Python application and get it running using the </text:span></text:span><text:span text:style-name="Source_20_Text"><text:span text:style-name="T28">docker-machine</text:span></text:span><text:span text:style-name="Source_20_Text"><text:span text:style-name="T8">.</text:span></text:span></text:p>
      <text:p text:style-name="P14"><text:span text:style-name="Source_20_Text"><text:span text:style-name="T8"/></text:span></text:p>
      <text:h text:style-name="P48" text:outline-level="2"><text:span text:style-name="Source_20_Text"><text:span text:style-name="T37">Writing the Dockerfile</text:span></text:span></text:h>
      <text:p text:style-name="P14"><text:span text:style-name="Source_20_Text"><text:span text:style-name="T8">The next stage is to add a Dockerfile to your project. This will allow Docker to build the image it will execute on the Docker Machine you just created. Writing a Dockerfile is rather straightforward and has many elements that can be reused and/or found on the web. Docker provides a lot of the functions that you will require to build your image. If you need to do something more custom on your project, Dockerfiles are flexible enough for you to do so.</text:span></text:span></text:p>
      <text:p text:style-name="P2"><text:span text:style-name="T50">The structure of a </text:span><text:span text:style-name="Source_20_Text"><text:span text:style-name="T50">Dockerfile</text:span></text:span><text:span text:style-name="T50"> can be considered a series of instructions on how to build your container/image. For example, the vast majority of Dockerfiles will begin by referencing a base image provided by Docker. Typically, this will be a plain vanilla image of the latest Ubuntu release or other Linux OS of choice. From there, you can set up directory structures, environment variables, download dependencies, and many other standard system tasks before finally executing the process which will run your web application.</text:span></text:p>
      <text:p text:style-name="P2"><text:span text:style-name="T50">Start the </text:span><text:span text:style-name="Source_20_Text"><text:span text:style-name="T50">Dockerfile</text:span></text:span><text:span text:style-name="T50"> by creating an empty file named </text:span><text:span text:style-name="Source_20_Text"><text:span text:style-name="T50">Dockerfile</text:span></text:span><text:span text:style-name="T50"> in the root of your project. Then, add the first line to the </text:span><text:span text:style-name="Source_20_Text"><text:span text:style-name="T50">Dockerfile</text:span></text:span><text:span text:style-name="T50"> that instructs which base image to build upon. You can create your own base image and use that for your containers, which can be beneficial in a department with many teams wanting to deploy their applications in the same way.</text:span></text:p>
      <text:p text:style-name="P37"><text:span text:style-name="Source_20_Text"><text:span text:style-name="T12">--------------------------------</text:span></text:span><text:span text:style-name="Source_20_Text"><text:span text:style-name="T13">CODE------------------------------------</text:span></text:span></text:p>
      <text:p text:style-name="P19"><text:span text:style-name="Source_20_Text"><text:span text:style-name="T16"># Dockerfile</text:span></text:span></text:p>
      <text:p text:style-name="P33"/>
      <text:p text:style-name="P26"><text:span text:style-name="Source_20_Text"><text:span text:style-name="T48"># FROM directive instructing base image to build upon</text:span></text:span></text:p>
      <text:p text:style-name="P15"><text:span text:style-name="Source_20_Text"><text:span text:style-name="T48">FROM python:2-onbuild</text:span></text:span></text:p>
      <text:p text:style-name="P37"><text:span text:style-name="Source_20_Text"><text:span text:style-name="T12">--------------------------------</text:span></text:span><text:span text:style-name="Source_20_Text"><text:span text:style-name="T13">CODE------------------------------------</text:span></text:span></text:p>
      <text:p text:style-name="P14"><text:span text:style-name="Source_20_Text"><text:span text:style-name="T8">It's worth noting that we are using a base image that has been created specifically to handle Python </text:span></text:span><text:span text:style-name="Source_20_Text"><text:span text:style-name="T30">2.X</text:span></text:span><text:span text:style-name="Source_20_Text"><text:span text:style-name="T8"> applications and a set of instructions that will run automatically before the rest of your Dockerfile. This base image will copy your project to </text:span></text:span><text:span text:style-name="Source_20_Text"><text:span text:style-name="T28">/usr/src/app</text:span></text:span><text:span text:style-name="Source_20_Text"><text:span text:style-name="T8">, copy your requirements.txt and execute pip install against it. With these tasks taken care of for you, your </text:span></text:span><text:span text:style-name="Source_20_Text"><text:span text:style-name="T30">Dockerfile</text:span></text:span><text:span text:style-name="Source_20_Text"><text:span text:style-name="T8"> can then prepare to actually run your application.</text:span></text:span></text:p>
      <text:p text:style-name="P2"><text:soft-page-break/><text:span text:style-name="T50">Next, you can copy the </text:span><text:span text:style-name="Source_20_Text"><text:span text:style-name="T50">start.sh</text:span></text:span><text:span text:style-name="T50"> script written earlier to a path that will be available to you in the container to be executed later in the </text:span><text:span text:style-name="Source_20_Text"><text:span text:style-name="T54">Dockerfile</text:span></text:span><text:span text:style-name="T50"> to start your server.</text:span></text:p>
      <text:p text:style-name="P40"><text:span text:style-name="Source_20_Text"><text:span text:style-name="T39">--------------------------------</text:span></text:span><text:span text:style-name="Source_20_Text"><text:span text:style-name="T40">CODE------------------------------------</text:span></text:span></text:p>
      <text:p text:style-name="P27"><text:span text:style-name="Source_20_Text"><text:span text:style-name="T48"># COPY startup script into known file location in container</text:span></text:span></text:p>
      <text:p text:style-name="P15"><text:span text:style-name="Source_20_Text"><text:span text:style-name="T48">COPY start.sh /start.sh</text:span></text:span></text:p>
      <text:p text:style-name="P40"><text:span text:style-name="Source_20_Text"><text:span text:style-name="T39">--------------------------------</text:span></text:span><text:span text:style-name="Source_20_Text"><text:span text:style-name="T40">CODE------------------------------------</text:span></text:span></text:p>
      <text:p text:style-name="P2"><text:span text:style-name="T50">Your server will run on port 8000. Therefore, your container must be set up to allow access to this port so that you can communicate to your running server over HTTP. To do this, use the </text:span><text:span text:style-name="Source_20_Text"><text:span text:style-name="T50">EXPOSE</text:span></text:span><text:span text:style-name="T50"> directive to make the port available:</text:span></text:p>
      <text:p text:style-name="P27"><text:span text:style-name="Source_20_Text"><text:span text:style-name="T48"># EXPOSE port 8000 to allow communication to/from server</text:span></text:span></text:p>
      <text:p text:style-name="P15"><text:span text:style-name="Source_20_Text"><text:span text:style-name="T48">EXPOSE 8000</text:span></text:span></text:p>
      <text:p text:style-name="P2"><text:span text:style-name="T50">The final part of your </text:span><text:span text:style-name="Source_20_Text"><text:span text:style-name="T50">Dockerfile</text:span></text:span><text:span text:style-name="T50"> is to execute the start script added earlier, which will leave your web server running on port 8000 waiting to take requests over HTTP. You can execute this script using the </text:span><text:span text:style-name="Source_20_Text"><text:span text:style-name="T50">CMD</text:span></text:span><text:span text:style-name="T50"> directive.</text:span></text:p>
      <text:p text:style-name="P37"><text:span text:style-name="Source_20_Text"><text:span text:style-name="T21">--------------------------------</text:span></text:span><text:span text:style-name="Source_20_Text"><text:span text:style-name="T22">CODE------------------------------------</text:span></text:span></text:p>
      <text:p text:style-name="P26"><text:span text:style-name="Source_20_Text"><text:span text:style-name="T48"># CMD specifcies the command to execute to start the server running.</text:span></text:span></text:p>
      <text:p text:style-name="P26"><text:span text:style-name="Source_20_Text"><text:span text:style-name="T48">CMD ["/start.sh"]</text:span></text:span></text:p>
      <text:p text:style-name="P15"><text:span text:style-name="Source_20_Text"><text:span text:style-name="T48"># done!</text:span></text:span></text:p>
      <text:p text:style-name="P1"><text:span text:style-name="T50">With all this in place, your final </text:span><text:span text:style-name="Source_20_Text"><text:span text:style-name="T50">Dockerfile</text:span></text:span><text:span text:style-name="T50"> should look something like this:</text:span></text:p>
      <text:p text:style-name="P26"><text:span text:style-name="Source_20_Text"><text:span text:style-name="T48"># Dockerfile</text:span></text:span></text:p>
      <text:p text:style-name="P33"/>
      <text:p text:style-name="P26"><text:span text:style-name="Source_20_Text"><text:span text:style-name="T48"># FROM directive instructing base image to build upon</text:span></text:span></text:p>
      <text:p text:style-name="P26"><text:span text:style-name="Source_20_Text"><text:span text:style-name="T48">FROM python:2-onbuild</text:span></text:span></text:p>
      <text:p text:style-name="P33"/>
      <text:p text:style-name="P26"><text:span text:style-name="Source_20_Text"><text:span text:style-name="T48"># COPY startup script into known file location in container</text:span></text:span></text:p>
      <text:p text:style-name="P26"><text:span text:style-name="Source_20_Text"><text:span text:style-name="T48">COPY start.sh /start.sh</text:span></text:span></text:p>
      <text:p text:style-name="P33"/>
      <text:p text:style-name="P26"><text:span text:style-name="Source_20_Text"><text:span text:style-name="T48"># EXPOSE port 8000 to allow communication to/from server</text:span></text:span></text:p>
      <text:p text:style-name="P26"><text:span text:style-name="Source_20_Text"><text:span text:style-name="T48">EXPOSE 8000</text:span></text:span></text:p>
      <text:p text:style-name="P33"/>
      <text:p text:style-name="P26"><text:span text:style-name="Source_20_Text"><text:span text:style-name="T48"># CMD specifcies the command to execute to start the server running.</text:span></text:span></text:p>
      <text:p text:style-name="P26"><text:span text:style-name="Source_20_Text"><text:span text:style-name="T48">CMD ["/start.sh"]</text:span></text:span></text:p>
      <text:p text:style-name="P15"><text:span text:style-name="Source_20_Text"><text:span text:style-name="T48"># done!</text:span></text:span></text:p>
      <text:p text:style-name="P40"><text:span text:style-name="Source_20_Text"><text:span text:style-name="T39">--------------------------------</text:span></text:span><text:span text:style-name="Source_20_Text"><text:span text:style-name="T40">CODE------------------------------------</text:span></text:span></text:p>
      <text:p text:style-name="P8">You are now ready to build the container image, and then run it to see it all working together.</text:p>
      <text:p text:style-name="P9"/>
      <text:h text:style-name="P48" text:outline-level="2"><text:span text:style-name="Source_20_Text"><text:span text:style-name="T37">Building and Running the Container</text:span></text:span></text:h>
      <text:p text:style-name="P14"><text:span text:style-name="Source_20_Text"><text:span text:style-name="T8">Building the container is very straight forward once you have Docker and Docker Machine on your system. </text:span></text:span></text:p>
      <text:p text:style-name="P1"><text:soft-page-break/><text:span text:style-name="T50">To build your container, you will use the </text:span><text:span text:style-name="Source_20_Text"><text:span text:style-name="T50">docker build</text:span></text:span><text:span text:style-name="T50"> command and provide a tag or a name for the container, so you can reference it later when you want to run it. The final part of the command tells Docker which directory to build from.</text:span></text:p>
      <text:p text:style-name="P41"><text:span text:style-name="Source_20_Text"><text:span text:style-name="T39">--------------------------------</text:span></text:span><text:span text:style-name="Source_20_Text"><text:span text:style-name="T40">CODE------------------------------------</text:span></text:span></text:p>
      <text:p text:style-name="P26"><text:span text:style-name="Source_20_Text"><text:span text:style-name="T48">$ cd &lt;project root directory&gt;</text:span></text:span></text:p>
      <text:p text:style-name="P26"><text:span text:style-name="Source_20_Text"><text:span text:style-name="T48">$ docker build -t davidsale/dockerizing-python-django-app .</text:span></text:span></text:p>
      <text:p text:style-name="P41"><text:span text:style-name="Source_20_Text"><text:span text:style-name="T41">--------------------------------</text:span></text:span><text:span text:style-name="Source_20_Text"><text:span text:style-name="T42">CODE------------------------------------</text:span></text:span></text:p>
      <text:p text:style-name="P8">In the output, you can see Docker processing each one of your commands before outputting that the build of the container is complete. It will give you a unique ID for the container, which can also be used in commands alongside the tag.</text:p>
      <text:p text:style-name="P8">The final step is to run the container you have just built using Docker:</text:p>
      <text:p text:style-name="P32"><text:span text:style-name="Source_20_Text"><text:span text:style-name="T21">--------------------------------</text:span></text:span><text:span text:style-name="Source_20_Text"><text:span text:style-name="T22">CODE------------------------------------</text:span></text:span><text:span text:style-name="Source_20_Text"><text:span text:style-name="T48">$ docker run -it -p 8000:8000 davidsale/djangoapp1</text:span></text:span></text:p>
      <text:p text:style-name="P41"><text:span text:style-name="Source_20_Text"><text:span text:style-name="T41">--------------------------------</text:span></text:span><text:span text:style-name="Source_20_Text"><text:span text:style-name="T42">CODE------------------------------------</text:span></text:span></text:p>
      <text:p text:style-name="P1"><text:span text:style-name="T50">The command tells Docker to run the container and forward the exposed port 8000 to port 8000 on your local machine. After you run this command, you should be able to visit </text:span><text:span text:style-name="Source_20_Text"><text:span text:style-name="T55">http://localhost:8000</text:span></text:span><text:span text:style-name="T50"> in your browser to see the "Hello, World!" response. If you were running on a Linux machine, that would be the case. However, if running on MacOS, then you will need to forward the ports from VirtualBox, which is the driver we use in this </text:span><text:span text:style-name="T52">article</text:span><text:span text:style-name="T50"> so that they are accessible on your host machine.</text:span></text:p>
      <text:p text:style-name="P38"><text:span text:style-name="Source_20_Text"><text:span text:style-name="T12">--------------------------------</text:span></text:span><text:span text:style-name="Source_20_Text"><text:span text:style-name="T13">CODE------------------------------------</text:span></text:span></text:p>
      <text:p text:style-name="P26"><text:span text:style-name="Source_20_Text"><text:span text:style-name="T48">$ VBoxManage controlvm "development" natpf1</text:span></text:span></text:p>
      <text:p text:style-name="P23"><text:span text:style-name="Source_20_Text"><text:span text:style-name="T50"><text:s text:c="2"/></text:span></text:span><text:span text:style-name="Source_20_Text"><text:span text:style-name="T48">"tcp-port8000,tcp,,8000,,8000";</text:span></text:span></text:p>
      <text:p text:style-name="P23"><text:span text:style-name="Source_20_Text"><text:span text:style-name="T21">--------------------------------</text:span></text:span><text:span text:style-name="Source_20_Text"><text:span text:style-name="T22">CODE------------------------------------</text:span></text:span></text:p>
      <text:p text:style-name="P1"><text:span text:style-name="T51">It is used </text:span><text:span text:style-name="T50">modifies the virtual machine created using </text:span><text:span text:style-name="Source_20_Text"><text:span text:style-name="T50">docker-machine</text:span></text:span><text:span text:style-name="T50"> earlier to forward port 8000 to your host machine. </text:span><text:span text:style-name="T51">You can run accordingly.</text:span></text:p>
      <text:p text:style-name="P7"><text:span text:style-name="T50">Once you have done this, visit </text:span><text:span text:style-name="Source_20_Text"><text:span text:style-name="T55">http://localhost:8000</text:span></text:span><text:span text:style-name="T50"> in your browser. </text:span><text:span text:style-name="T51">Now you will be able to check your dockerized Django application </text:span><text:span text:style-name="T53">r</text:span><text:span text:style-name="T51">unning on a web server.</text:span></text:p>
      <text:p text:style-name="P12"><text:span text:style-name="T56">References</text:span><text:span text:style-name="T50"> </text:span></text:p>
      <text:p text:style-name="P12"><text:a xlink:type="simple" xlink:href="https://docs.djangoproject.com/en/1.10/" text:style-name="Internet_20_link" text:visited-style-name="Visited_20_Internet_20_Link"><text:span text:style-name="T50">https://docs.djangoproject.com/en/1.10/</text:span></text:a></text:p>
      <text:p text:style-name="P12"><text:a xlink:type="simple" xlink:href="https://docs.djangoproject.com/en/1.10/howto/deployment/wsgi/gunicorn/" text:style-name="Internet_20_link" text:visited-style-name="Visited_20_Internet_20_Link"><text:span text:style-name="T50">https://docs.djangoproject.com/en/1.10/howto/deployment/wsgi/gunicorn/</text:span></text:a></text:p>
      <text:p text:style-name="P12"><text:a xlink:type="simple" xlink:href="https://docs.docker.com/" text:style-name="Internet_20_link" text:visited-style-name="Visited_20_Internet_20_Link"><text:span text:style-name="T50">https://docs.docker.com/</text:span></text:a><text:span text:style-name="T50"> </text:span></text:p>
      <text:p text:style-name="P44">About the Author</text:p>
      <text:p text:style-name="P45"/>
      <text:p text:style-name="P39"><text:span text:style-name="T32">The author is an open source enthusiast and a web developer. Currently, he is a sophomore studying computer science student at Amrita University in Amritapuri, Kerala and can be contacted at </text:span><text:a xlink:type="simple" xlink:href="mailto:akashkrishnan705@gmail.com" text:style-name="Internet_20_link" text:visited-style-name="Visited_20_Internet_20_Link"><text:span text:style-name="T33">akashkrishnan705@gmail.co</text:span></text:a><text:span text:style-name="T34">m</text:span></text:p>
      <text:p text:style-name="P22"><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8:34:03.309954019</meta:creation-date>
    <dc:date>2016-12-20T12:49:41.642017948</dc:date>
    <meta:editing-duration>PT53M20S</meta:editing-duration>
    <meta:editing-cycles>9</meta:editing-cycles>
    <meta:generator>LibreOffice/5.1.4.2$Linux_X86_64 LibreOffice_project/10m0$Build-2</meta:generator>
    <meta:document-statistic meta:table-count="0" meta:image-count="0" meta:object-count="0" meta:page-count="7" meta:paragraph-count="167" meta:word-count="2050" meta:character-count="15132" meta:non-whitespace-character-count="13182"/>
  </office:meta>
</office:document-meta>
</file>